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c93a" officeooo:paragraph-rsid="000ec9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metodologia XP preza muito pela comunicação cliente-desenvolvedor e pelo feedback. ATDD e BDD atendem bem estas duas práticas, pois eles enfatizam bastante a criação de um software voltado para os requisitos do cliente, por meio dos critério de aceitação dos cenários. Deste modo, pode-se dizer que diferente do TDD, que preza pela criação de um software livre de bugs, ATDD/BDD também atendem a correção de bugs, mas priorizam as necessidades do cliente em relação ao proje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2T18:26:53.002354311</meta:creation-date>
    <dc:date>2017-08-12T18:34:21.808861389</dc:date>
    <meta:editing-duration>PT7M30S</meta:editing-duration>
    <meta:editing-cycles>1</meta:editing-cycles>
    <meta:document-statistic meta:table-count="0" meta:image-count="0" meta:object-count="0" meta:page-count="1" meta:paragraph-count="1" meta:word-count="77" meta:character-count="479" meta:non-whitespace-character-count="403"/>
    <meta:generator>LibreOffice/5.1.6.2$Linux_X86_64 LibreOffice_project/10m0$Build-2</meta:generator>
  </office:meta>
</office:document-meta>
</file>